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202bcb" officeooo:paragraph-rsid="00202bcb" style:font-weight-asian="bold" style:font-weight-complex="bold"/>
    </style:style>
    <style:style style:name="P2" style:family="paragraph" style:parent-style-name="Standard">
      <style:text-properties officeooo:rsid="001407c0" officeooo:paragraph-rsid="001407c0"/>
    </style:style>
    <style:style style:name="P3" style:family="paragraph" style:parent-style-name="Standard">
      <style:text-properties officeooo:rsid="001407c0" officeooo:paragraph-rsid="001407c0"/>
    </style:style>
    <style:style style:name="P4" style:family="paragraph" style:parent-style-name="Standard">
      <style:text-properties officeooo:rsid="0021ec55" officeooo:paragraph-rsid="0021ec55"/>
    </style:style>
    <style:style style:name="T1" style:family="text">
      <style:text-properties officeooo:rsid="0021ec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<text:span text:style-name="T1">1</text:span>L<text:span text:style-name="T1">11</text:span> German</text:p>
      <text:p text:style-name="P2"/>
      <text:p text:style-name="P2"/>
      <text:p text:style-name="P4">beantworten<text:tab/><text:tab/>to answer</text:p>
      <text:p text:style-name="P4">die Frage<text:tab/><text:tab/>question</text:p>
      <text:p text:style-name="P4">mein<text:tab/><text:tab/><text:tab/>my</text:p>
      <text:p text:style-name="P4">das Dorf<text:tab/><text:tab/>village</text:p>
      <text:p text:style-name="P4">weit...entfernt<text:tab/><text:tab/>distant, far away</text:p>
      <text:p text:style-name="P4">andere<text:tab/><text:tab/><text:tab/>other</text:p>
      <text:p text:style-name="P4">nur<text:tab/><text:tab/><text:tab/>only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0T12:42:02.791648640</meta:creation-date>
    <dc:date>2016-03-18T14:06:37.005578426</dc:date>
    <meta:editing-duration>PT1H4M19S</meta:editing-duration>
    <meta:editing-cycles>12</meta:editing-cycles>
    <meta:generator>LibreOffice/4.4.7.2$Linux_X86_64 LibreOffice_project/40$Build-2</meta:generator>
    <meta:document-statistic meta:table-count="0" meta:image-count="0" meta:object-count="0" meta:page-count="1" meta:paragraph-count="8" meta:word-count="21" meta:character-count="137" meta:non-whitespace-character-count="114"/>
  </office:meta>
</office:document-meta>
</file>